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7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5"/>
        </table:table-row>
        <table:table-row table:style-name="ro1" table:number-rows-repeated="7">
          <table:table-cell table:number-columns-repeated="4"/>
          <table:table-cell table:style-name="ce7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Time in miliseconds</text:p>
          </table:table-cell>
          <table:table-cell table:style-name="ce8" office:value-type="string" calcext:value-type="string">
            <text:p>Total Time in miliseconds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quicksort with size 62500</text:p>
          </table:table-cell>
          <table:table-cell office:value-type="float" office:value="65000" calcext:value-type="float">
            <text:p>65000</text:p>
          </table:table-cell>
          <table:table-cell office:value-type="float" office:value="4.08" calcext:value-type="float">
            <text:p>4.08</text:p>
          </table:table-cell>
          <table:table-cell table:style-name="ce9" table:formula="of:=[.D10]*50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selection sort with size 62500</text:p>
          </table:table-cell>
          <table:table-cell office:value-type="float" office:value="65000" calcext:value-type="float">
            <text:p>65000</text:p>
          </table:table-cell>
          <table:table-cell office:value-type="float" office:value="874.2" calcext:value-type="float">
            <text:p>874.2</text:p>
          </table:table-cell>
          <table:table-cell table:style-name="ce9" table:formula="of:=[.D11]*50" office:value-type="float" office:value="43710" calcext:value-type="float">
            <text:p>4371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quicksort with size 12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8.44" calcext:value-type="float">
            <text:p>8.44</text:p>
          </table:table-cell>
          <table:table-cell table:style-name="ce9" table:formula="of:=[.D12]*50" office:value-type="float" office:value="422" calcext:value-type="float">
            <text:p>422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selection sort with size 12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3434.86" calcext:value-type="float">
            <text:p>3434.86</text:p>
          </table:table-cell>
          <table:table-cell table:style-name="ce9" table:formula="of:=[.D13]*50" office:value-type="float" office:value="171743" calcext:value-type="float">
            <text:p>171743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quicksort with size 2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.4" calcext:value-type="float">
            <text:p>24.4</text:p>
          </table:table-cell>
          <table:table-cell table:style-name="ce9" table:formula="of:=[.D14]*50" office:value-type="float" office:value="1220" calcext:value-type="float">
            <text:p>1220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selection sort with size 2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789.5" calcext:value-type="float">
            <text:p>13789.5</text:p>
          </table:table-cell>
          <table:table-cell table:style-name="ce9" table:formula="of:=[.D15]*50" office:value-type="float" office:value="689475" calcext:value-type="float">
            <text:p>689475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 time for quicksort with size 375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32.94" calcext:value-type="float">
            <text:p>32.94</text:p>
          </table:table-cell>
          <table:table-cell table:style-name="ce9" table:formula="of:=[.D16]*50" office:value-type="float" office:value="1647" calcext:value-type="float">
            <text:p>1647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 time for selection sort with size 375000</text:p>
          </table:table-cell>
          <table:table-cell table:style-name="ce6" office:value-type="float" office:value="375000" calcext:value-type="float">
            <text:p>375000</text:p>
          </table:table-cell>
          <table:table-cell table:style-name="ce6" office:value-type="float" office:value="30865.98" calcext:value-type="float">
            <text:p>30865.98</text:p>
          </table:table-cell>
          <table:table-cell table:style-name="ce10" table:formula="of:=[.D17]*50" office:value-type="float" office:value="1543299" calcext:value-type="float">
            <text:p>1543299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office:value-type="string" calcext:value-type="string">
            <text:p>Diferença de tempo selectionSort() - quickSort()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D11]-[.D10]" office:value-type="float" office:value="870.12" calcext:value-type="float">
            <text:p>870.12</text:p>
          </table:table-cell>
          <table:table-cell table:number-columns-repeated="3"/>
        </table:table-row>
        <table:table-row table:style-name="ro1">
          <table:table-cell/>
          <table:table-cell table:formula="of:=[.D13]-[.D12]" office:value-type="float" office:value="3426.42" calcext:value-type="float">
            <text:p>3426.42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D13]-[.D12]" office:value-type="float" office:value="3426.42" calcext:value-type="float">
            <text:p>3,426.42</text:p>
          </table:table-cell>
          <table:table-cell table:number-columns-repeated="3"/>
        </table:table-row>
        <table:table-row table:style-name="ro1">
          <table:table-cell/>
          <table:table-cell table:formula="of:=[.D15]-[.D14]" office:value-type="float" office:value="13765.1" calcext:value-type="float">
            <text:p>13765.1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D15]-[.D14]" office:value-type="float" office:value="13765.1" calcext:value-type="float">
            <text:p>13,765.10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26.267cm" svg:height="15.379cm" svg:x="0.165cm" svg:y="1.062cm">
            <draw:object draw:notify-on-update-of-ranges="Sheet1.C10:Sheet1.C17 Sheet1.D10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9:19:16.0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19:20:07.416000000</dc:date>
    <meta:editing-duration>PT33M55S</meta:editing-duration>
    <meta:editing-cycles>5</meta:editing-cycles>
    <meta:generator>LibreOffice/7.2.0.4$Windows_X86_64 LibreOffice_project/9a9c6381e3f7a62afc1329bd359cc48accb6435b</meta:generator>
    <meta:document-statistic meta:table-count="2" meta:cell-count="4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68cm" svg:height="15.38cm" xlink:href=".." xlink:type="simple" chart:class="chart:scatter" chart:style-name="ch1">
        <chart:legend chart:legend-position="end" svg:x="24.005cm" svg:y="7.391cm" style:legend-expansion="high" chart:style-name="ch2"/>
        <chart:plot-area chart:style-name="ch3" table:cell-range-address="Sheet1.C10:Sheet1.D17" svg:x="1.536cm" svg:y="0.307cm" svg:width="21.944cm" svg:height="13.785cm">
          <chart:coordinate-region svg:x="2.713cm" svg:y="0.506cm" svg:width="20.21cm" svg:height="12.939cm"/>
          <chart:axis chart:dimension="x" chart:name="primary-x" chart:style-name="ch4">
            <chart:title svg:x="11.339cm" svg:y="14.399cm" chart:style-name="ch5">
              <text:p>Tamanho Vetor</text:p>
            </chart:title>
          </chart:axis>
          <chart:axis chart:dimension="y" chart:name="primary-y" chart:style-name="ch6">
            <chart:title svg:x="0.451cm" svg:y="9.029cm" chart:style-name="ch7">
              <text:p>Tempo em Milisegundos</text:p>
            </chart:title>
            <chart:grid chart:style-name="ch8" chart:class="major"/>
          </chart:axis>
          <chart:series chart:style-name="ch9" chart:values-cell-range-address="Sheet1.D10:Sheet1.D17" chart:class="chart:scatter">
            <chart:domain table:cell-range-address="Sheet1.C10:Sheet1.C1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00">
                <text:p>65000</text:p>
                <draw:g>
                  <svg:desc>Sheet1.C10:Sheet1.C17</svg:desc>
                </draw:g>
              </table:table-cell>
              <table:table-cell office:value-type="float" office:value="4.08">
                <text:p>4.08</text:p>
                <draw:g>
                  <svg:desc>Sheet1.D10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0">
                <text:p>65000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00">
                <text:p>125000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3434.86">
                <text:p>3434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13789.5">
                <text:p>137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00">
                <text:p>375000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000">
                <text:p>375000</text:p>
              </table:table-cell>
              <table:table-cell office:value-type="float" office:value="30865.98">
                <text:p>30865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